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Line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Line_20_Arrow" draw:marker-end-width="0.3cm" draw:fill="none" draw:textarea-horizontal-align="center" draw:textarea-vertical-align="middle" draw:fit-to-size="shrink-to-fit" draw:fontwork-style="rotate" draw:fontwork-distance="0.1cm" draw:fontwork-start="0cm" draw:fontwork-mirror="true" draw:fontwork-shadow-offset-x="0cm" draw:fontwork-shadow-offset-y="0cm"/>
    </style:style>
    <style:style style:name="gr13" style:family="graphic" style:parent-style-name="objectwithoutfill">
      <style:graphic-properties draw:marker-end="Line_20_Arrow" draw:marker-end-width="0.3cm" draw:fill="none" draw:textarea-vertical-align="middle" draw:fontwork-style="rotate" draw:fontwork-distance="0.2cm" draw:fontwork-start="0cm" draw:fontwork-mirror="true" draw:fontwork-shadow-offset-x="0cm" draw:fontwork-shadow-offset-y="0cm"/>
    </style:style>
    <style:style style:name="gr14" style:family="graphic" style:parent-style-name="objectwithoutfill">
      <style:graphic-properties draw:marker-end="Line_20_Arrow" draw:marker-end-width="0.3cm" draw:fill="none" draw:textarea-vertical-align="middle" draw:fontwork-style="rotate" draw:fontwork-distance="0.2cm" draw:fontwork-start="0cm" draw:fontwork-shadow-offset-x="0cm" draw:fontwork-shadow-offset-y="0cm"/>
    </style:style>
    <style:style style:name="gr15" style:family="graphic" style:parent-style-name="objectwithoutfill">
      <style:graphic-properties draw:marker-end="Line_20_Arrow" draw:marker-end-width="0.3cm" draw:fill="none" draw:textarea-vertical-align="middle"/>
    </style:style>
    <style:style style:name="gr16" style:family="graphic" style:parent-style-name="objectwithoutfill">
      <style:graphic-properties draw:marker-end="Line_20_Arrow" draw:marker-end-width="0.3cm" draw:fill="none" draw:textarea-vertical-align="middle"/>
    </style:style>
    <style:style style:name="gr17" style:family="graphic" style:parent-style-name="objectwithoutfill">
      <style:graphic-properties draw:marker-end="Line_20_Arrow" draw:marker-end-width="0.3cm" draw:fill="none" draw:textarea-horizontal-align="right" draw:textarea-vertical-align="top"/>
    </style:style>
    <style:style style:name="gr18" style:family="graphic" style:parent-style-name="objectwithoutfill">
      <style:graphic-properties draw:marker-end="Line_20_Arrow" draw:marker-end-width="0.3cm" draw:fill="none" draw:textarea-horizontal-align="left" draw:textarea-vertical-align="bottom"/>
    </style:style>
    <style:style style:name="gr19" style:family="graphic" style:parent-style-name="objectwithoutfill">
      <style:graphic-properties draw:marker-end="Line_20_Arrow" draw:marker-end-width="0.3cm" draw:fill="none" draw:textarea-horizontal-align="left" draw:textarea-vertical-align="middle" fo:padding-left="0cm" fo:padding-right="0cm"/>
    </style:style>
    <style:style style:name="gr20" style:family="graphic" style:parent-style-name="objectwithoutfill">
      <style:graphic-properties draw:marker-end="Line_20_Arrow" draw:marker-end-width="0.3cm" draw:fill="none" draw:textarea-horizontal-align="center" draw:textarea-vertical-align="middle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fo:min-height="1.1cm"/>
    </style:style>
    <style:style style:name="gr22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1.7cm" svg:height="1.6cm" svg:x="1.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4.3cm" svg:height="2.3cm" svg:x="14.9cm" svg:y="4.4cm">
          <text:p text:style-name="P2"><text:span text:style-name="T1">«page»</text:span></text:p>
          <text:p text:style-name="P2"><text:span text:style-name="T1">Accue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1.1cm" svg:x="17.1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5cm" svg:y1="2.6cm" svg:x2="17.3cm" svg:y2="4.4cm">
          <text:p/>
        </draw:line>
        <draw:custom-shape draw:style-name="gr2" draw:text-style-name="P2" xml:id="id1" draw:id="id1" draw:layer="layout" svg:width="4.5cm" svg:height="2.6cm" svg:x="11.5cm" svg:y="13.4cm">
          <text:p text:style-name="P2"><text:span text:style-name="T1">«page»</text:span></text:p>
          <text:p text:style-name="P2"><text:span text:style-name="T1">fil_fi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4.4cm" svg:height="2.5cm" svg:x="7.3cm" svg:y="2.1cm">
          <text:p text:style-name="P2"><text:span text:style-name="T1">«page»</text:span></text:p>
          <text:p text:style-name="P2"><text:span text:style-name="T1">In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4.7cm" svg:height="2.7cm" svg:x="10.5cm" svg:y="8.4cm">
          <text:p text:style-name="P2"><text:span text:style-name="T1">«page»</text:span></text:p>
          <text:p text:style-name="P2"><text:span text:style-name="T1">Recher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4.2cm" svg:height="1cm" svg:x="1cm" svg:y="1.1cm">
          <draw:text-box>
            <text:p>DN Visiteur :</text:p>
          </draw:text-box>
        </draw:frame>
        <draw:custom-shape draw:style-name="gr6" draw:text-style-name="P2" xml:id="id8" draw:id="id8" draw:layer="layout" svg:width="7.49cm" svg:height="3.2cm" svg:x="2.11cm" svg:y="22.8cm">
          <text:p text:style-name="P2"><text:span text:style-name="T1">«frame»</text:span></text:p>
          <text:p text:style-name="P2"><text:span text:style-name="T1">Partager sur Face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4.7cm" svg:height="2.3cm" svg:x="2cm" svg:y="8.8cm">
          <text:p text:style-name="P2"><text:span text:style-name="T1">«page»</text:span></text:p>
          <text:p text:style-name="P2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4.5cm" svg:height="2.1cm" svg:x="7cm" svg:y="18.5cm">
          <text:p text:style-name="P2"><text:span text:style-name="T1">«page»</text:span></text:p>
          <text:p text:style-name="P2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" draw:id="id2" draw:layer="layout" svg:width="4.9cm" svg:height="2cm" svg:x="13.2cm" svg:y="18.2cm">
          <text:p text:style-name="P3"><text:span text:style-name="T2">Hockey, football,</text:span></text:p>
          <text:p text:style-name="P3"><text:span text:style-name="T2">basketball ou basebal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" draw:text-style-name="P1" draw:layer="layout" svg:width="1.1cm" svg:height="1.1cm" svg:x="2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3cm" svg:height="0.721cm" svg:x="1.2cm" svg:y="4.8cm">
          <draw:text-box>
            <text:p text:style-name="P4"><text:span text:style-name="T3">DN Membre</text:span></text:p>
          </draw:text-box>
        </draw:frame>
        <draw:custom-shape draw:style-name="gr1" draw:text-style-name="P1" xml:id="id6" draw:id="id6" draw:layer="layout" svg:width="1.7cm" svg:height="1.6cm" svg:x="17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1.1cm" svg:x="18.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3.39cm" svg:height="1.1cm" svg:x="17cm" svg:y="12.1cm">
          <draw:text-box>
            <text:p text:style-name="P4"><text:span text:style-name="T3">DN Connexion</text:span></text:p>
          </draw:text-box>
        </draw:frame>
        <draw:custom-shape draw:style-name="gr10" draw:text-style-name="P2" xml:id="id9" draw:id="id9" draw:layer="layout" svg:width="6.2cm" svg:height="3.1cm" svg:x="1.7cm" svg:y="14cm">
          <text:p text:style-name="P2">«exception»</text:p>
          <text:p text:style-name="P2">Aucune correspond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3.75cm" svg:y1="16cm" svg:x2="15.65cm" svg:y2="18.2cm" draw:start-shape="id1" draw:start-glue-point="8" draw:end-shape="id2" draw:end-glue-point="0" svg:d="m13750 16000 1900 2200">
          <text:p/>
        </draw:connector>
        <draw:connector draw:style-name="gr12" draw:text-style-name="P3" draw:layer="layout" draw:type="line" svg:x1="15.529cm" svg:y1="4.736cm" svg:x2="11.7cm" svg:y2="3.35cm" draw:start-shape="id3" draw:start-glue-point="5" draw:end-shape="id4" draw:end-glue-point="10" svg:d="m15529 4736-3829-1386">
          <text:p text:style-name="P3">Inscription</text:p>
        </draw:connector>
        <draw:connector draw:style-name="gr13" draw:text-style-name="P3" draw:layer="layout" draw:type="line" svg:x1="17.05cm" svg:y1="6.7cm" svg:x2="14.512cm" svg:y2="8.795cm" draw:start-shape="id3" draw:start-glue-point="8" draw:end-shape="id5" draw:end-glue-point="11" svg:d="m17050 6700-2538 2095">
          <text:p text:style-name="P3">rechercher</text:p>
        </draw:connector>
        <draw:connector draw:style-name="gr14" draw:text-style-name="P3" draw:layer="layout" draw:type="line" svg:x1="18.571cm" svg:y1="6.364cm" svg:x2="18.65cm" svg:y2="10.4cm" draw:start-shape="id3" draw:start-glue-point="9" draw:end-shape="id6" draw:end-glue-point="4" svg:d="m18571 6364 79 4036">
          <text:p text:style-name="P3">inscription</text:p>
        </draw:connector>
        <draw:connector draw:style-name="gr15" draw:text-style-name="P3" draw:layer="layout" draw:type="line" svg:x1="12.85cm" svg:y1="11.1cm" svg:x2="13.75cm" svg:y2="13.4cm" draw:start-shape="id5" draw:end-shape="id1" svg:d="m12850 11100 900 2300">
          <text:p text:style-name="P3">Recherche d'une fiche</text:p>
        </draw:connector>
        <draw:connector draw:style-name="gr13" draw:text-style-name="P3" draw:layer="layout" draw:type="line" svg:x1="12.159cm" svg:y1="15.62cm" svg:x2="10.841cm" svg:y2="18.807cm" draw:start-shape="id1" draw:start-glue-point="7" draw:end-shape="id7" draw:end-glue-point="11" svg:d="m12159 15620-1318 3187">
          <text:p text:style-name="P3">Clique fiche</text:p>
        </draw:connector>
        <draw:connector draw:style-name="gr13" draw:text-style-name="P3" draw:layer="layout" draw:type="line" svg:x1="7.659cm" svg:y1="20.293cm" svg:x2="5.855cm" svg:y2="22.8cm" draw:start-shape="id7" draw:start-glue-point="7" draw:end-shape="id8" draw:end-glue-point="4" svg:d="m7659 20293-1804 2507">
          <text:p text:style-name="P3">partage</text:p>
        </draw:connector>
        <draw:connector draw:style-name="gr13" draw:text-style-name="P3" draw:layer="layout" draw:type="line" svg:x1="11.188cm" svg:y1="10.705cm" svg:x2="6.992cm" svg:y2="14.454cm" draw:start-shape="id5" draw:start-glue-point="7" draw:end-shape="id9" draw:end-glue-point="11" svg:d="m11188 10705-4196 3749">
          <text:p text:style-name="P3">Aucune correspondance</text:p>
        </draw:connector>
        <draw:connector draw:style-name="gr16" draw:text-style-name="P3" draw:layer="layout" draw:type="line" svg:x1="10.5cm" svg:y1="9.75cm" svg:x2="6.7cm" svg:y2="9.95cm" draw:start-shape="id5" draw:start-glue-point="6" draw:end-shape="id10" draw:end-glue-point="10" svg:d="m10500 9750-3800 200">
          <text:p text:style-name="P3">Recherche d'un</text:p>
          <text:p text:style-name="P3">membre</text:p>
        </draw:connector>
        <draw:custom-shape draw:style-name="gr1" draw:text-style-name="P3" xml:id="id11" draw:id="id11" draw:layer="layout" svg:width="1.5cm" svg:height="1.2cm" svg:x="6.2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3" draw:layer="layout" draw:type="line" svg:x1="7.944cm" svg:y1="4.234cm" svg:x2="6.95cm" svg:y2="7.2cm" draw:start-shape="id4" draw:start-glue-point="7" draw:end-shape="id11" draw:end-glue-point="4" svg:d="m7944 4234-994 2966">
          <text:p text:style-name="P3">inscription(infos)</text:p>
        </draw:connector>
        <draw:connector draw:style-name="gr13" draw:text-style-name="P3" draw:layer="layout" draw:type="line" svg:x1="6.2cm" svg:y1="7.8cm" svg:x2="3.5cm" svg:y2="6.5cm" draw:start-shape="id11" draw:start-glue-point="5" draw:end-shape="id12" draw:end-glue-point="10" svg:d="m6200 7800-2700-1300">
          <text:p text:style-name="P3">[accepté]</text:p>
        </draw:connector>
        <draw:connector draw:style-name="gr18" draw:text-style-name="P3" draw:layer="layout" svg:x1="7.7cm" svg:y1="7.8cm" svg:x2="9.5cm" svg:y2="4.6cm" draw:start-shape="id11" draw:start-glue-point="7" draw:end-shape="id4" draw:end-glue-point="8" svg:d="m7700 7800h1800v-3200">
          <text:p text:style-name="P3">[refusé]</text:p>
        </draw:connector>
        <draw:connector draw:style-name="gr19" draw:text-style-name="P3" draw:layer="layout" draw:line-skew="-0.902cm 1.098cm 0.801cm" svg:x1="15.341cm" svg:y1="15.62cm" svg:x2="15.341cm" svg:y2="13.78cm" draw:start-shape="id1" draw:start-glue-point="9" draw:end-shape="id1" draw:end-glue-point="11" svg:d="m15341 15620v-20h2259v-1900h-2259v80">
          <text:p text:style-name="P3">Parcourir page /</text:p>
          <text:p text:style-name="P3">Afficher prochaine page</text:p>
        </draw:connector>
        <draw:connector draw:style-name="gr20" draw:text-style-name="P3" draw:layer="layout" draw:line-skew="1.098cm" svg:x1="6.012cm" svg:y1="10.764cm" svg:x2="2.688cm" svg:y2="10.764cm" draw:start-shape="id10" draw:start-glue-point="9" draw:end-shape="id10" draw:end-glue-point="7" svg:d="m6012 10764v1936h-3324v-1936">
          <text:p text:style-name="P3">Parcourir page /</text:p>
          <text:p text:style-name="P3">Afficher prochaine page</text:p>
        </draw:connector>
      </draw:page>
      <draw:page draw:name="page2" draw:style-name="dp1" draw:master-page-name="Default">
        <draw:frame draw:style-name="gr21" draw:text-style-name="P5" draw:layer="layout" svg:width="5.3cm" svg:height="1.35cm" svg:x="1.1cm" svg:y="1.15cm">
          <draw:text-box>
            <text:p>DN Connexion :</text:p>
          </draw:text-box>
        </draw:frame>
        <draw:custom-shape draw:style-name="gr3" draw:text-style-name="P1" xml:id="id15" draw:id="id15" draw:layer="layout" svg:width="1.1cm" svg:height="1.1cm" svg:x="8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3" draw:id="id13" draw:layer="layout" svg:width="5.4cm" svg:height="2.9cm" svg:x="6.6cm" svg:y="9.4cm">
          <text:p text:style-name="P2"><text:span text:style-name="T1">«frame»</text:span></text:p>
          <text:p text:style-name="P2"><text:span text:style-name="T1">Mot de passe et</text:span></text:p>
          <text:p text:style-name="P2"><text:span text:style-name="T1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4" draw:id="id14" draw:layer="layout" svg:width="2.1cm" svg:height="1.8cm" svg:x="8.3cm" svg:y="14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4" draw:layer="layout" svg:width="2.7cm" svg:height="0.9cm" svg:x="8.3cm" svg:y="5.2cm">
          <draw:text-box>
            <text:p text:style-name="P4"><text:span text:style-name="T3">DN Visiteur</text:span></text:p>
          </draw:text-box>
        </draw:frame>
        <draw:connector draw:style-name="gr15" draw:text-style-name="P3" draw:layer="layout" draw:type="line" svg:x1="9.3cm" svg:y1="12.3cm" svg:x2="9.35cm" svg:y2="14.9cm" draw:start-shape="id13" draw:start-glue-point="8" draw:end-shape="id14" draw:end-glue-point="4" svg:d="m9300 12300 50 2600">
          <text:p text:style-name="P3">confirmation(motPasse, utilisateur)</text:p>
        </draw:connector>
        <draw:connector draw:style-name="gr4" draw:text-style-name="P3" draw:layer="layout" draw:type="line" svg:x1="9.45cm" svg:y1="7.3cm" svg:x2="9.3cm" svg:y2="9.4cm" draw:start-shape="id15" draw:start-glue-point="8" draw:end-shape="id13" draw:end-glue-point="4" svg:d="m9450 7300-150 2100">
          <text:p/>
        </draw:connector>
        <draw:connector draw:style-name="gr18" draw:text-style-name="P3" draw:layer="layout" draw:line-skew="0.798cm" svg:x1="10.4cm" svg:y1="15.8cm" svg:x2="12cm" svg:y2="10.85cm" draw:start-shape="id14" draw:start-glue-point="7" draw:end-shape="id13" draw:end-glue-point="10" svg:d="m10400 15800h2900v-4950h-1300">
          <text:p text:style-name="P3">[refusé]</text:p>
        </draw:connector>
        <draw:custom-shape draw:style-name="gr1" draw:text-style-name="P1" xml:id="id16" draw:id="id16" draw:layer="layout" svg:width="1.7cm" svg:height="1.6cm" svg:x="8.4cm" svg:y="1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1.1cm" svg:x="8.7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9.35cm" svg:y1="16.7cm" svg:x2="9.25cm" svg:y2="19.7cm" draw:start-shape="id14" draw:start-glue-point="6" draw:end-shape="id16" draw:end-glue-point="4" svg:d="m9350 16700-100 3000">
          <text:p text:style-name="P3">[accepté]</text:p>
        </draw:connector>
        <draw:frame draw:style-name="gr22" draw:text-style-name="P4" draw:layer="layout" svg:width="3cm" svg:height="0.9cm" svg:x="7.8cm" svg:y="21.6cm">
          <draw:text-box>
            <text:p text:style-name="P4"><text:span text:style-name="T3">DN Membre</text:span></text:p>
          </draw:text-box>
        </draw:frame>
      </draw:page>
      <draw:page draw:name="page3" draw:style-name="dp1" draw:master-page-name="Default">
        <draw:frame draw:style-name="gr9" draw:text-style-name="P5" draw:layer="layout" svg:width="4.4cm" svg:height="1.1cm" svg:x="1.1cm" svg:y="1.2cm">
          <draw:text-box>
            <text:p>DN Membre 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8T08:00:24</meta:creation-date>
    <dc:date>2012-08-28T14:19:19</dc:date>
    <meta:editing-duration>PT20M9S</meta:editing-duration>
    <meta:editing-cycles>4</meta:editing-cycles>
    <meta:generator>LibreOffice/3.6$MacOSX_x86 LibreOffice_project/932b512-69e3009-7a10e5c-fc86223-a55908</meta:generator>
    <meta:document-statistic meta:object-count="46"/>
  </office:meta>
</office:document-meta>
</file>